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5144" officeooo:paragraph-rsid="001851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 Confidential Rice Embryo detection report using image<text:line-break/>%%%%%%%%%%%%%%%%%%%%%%%%%%%%%%%%%%%%%%%%%%%%%%<text:line-break/>%\PassOptionsToPackage{table}{xcolor}<text:line-break/>\documentclass[aps,letterpaper,11pt]{revtex4}<text:line-break/>%\input kvmacros % For Karnaugh Maps (K-Maps)<text:line-break/><text:line-break/>\usepackage{graphicx} % For images<text:line-break/>\usepackage{float} <text:s text:c="3"/>% For tables and other floats<text:line-break/>\usepackage{verbatim} % For comments and other<text:line-break/>\usepackage{amsmath} <text:s/>% For math<text:line-break/>\usepackage{amssymb} <text:s/>% For more math<text:line-break/>\usepackage{fullpage} % Set margins and place page numbers at bottom center<text:line-break/>\usepackage{listings} % For source code<text:line-break/>\usepackage[usenames,dvipsnames]{color} % For colors and names<text:line-break/>\usepackage[pdftex]{hyperref} <text:s text:c="10"/>% For hyperlinks and indexing the PDF<text:line-break/>\usepackage{pdfpages}<text:line-break/>\usepackage{subfigure}<text:line-break/><text:line-break/>%\usepackage[thai]{babel}<text:line-break/>\hypersetup{ % play with the different link colors here<text:line-break/> <text:s text:c="3"/>colorlinks,<text:line-break/> <text:s text:c="3"/>citecolor=black,<text:line-break/> <text:s text:c="3"/>filecolor=black,<text:line-break/> <text:s text:c="3"/>linkcolor=black,<text:line-break/> <text:s text:c="3"/>urlcolor=blue % set to black to prevent printing blue links<text:line-break/>}<text:line-break/><text:line-break/><text:line-break/>% TITLE PAGE CONTENT %%%%%%%%%%%%%%%%%%%%%%%%<text:line-break/><text:line-break/>%%%%%%%%%%%%%%%%%%%%%%%%%%%%%%%%%%%%%%%%%%%%%<text:line-break/>\newcommand{\labno}{Motion Control on TurtleBot }<text:line-break/>\newcommand{\labtitle}{BsCV - Robotic Engineering}<text:line-break/>\newcommand{\authorname}{Kevin Descharrieres, Antoine Merlet}<text:line-break/>\newcommand{\professor}{Dr. Ralph Seulin}<text:line-break/>% END TITLE PAGE CONTENT %%%%%%%%%%%%%%%%%%%%<text:line-break/><text:line-break/><text:line-break/>\begin{document} <text:s/><text:line-break/><text:line-break/><text:line-break/>% TITLE PAGE %%%%%%%%%%%%%%%%%%%%%%%%%%%%%%%%%%%%%%<text:line-break/><text:line-break/>%%%%%%%%%%%%%%%%%%%%%%%%%%%%%%%%%%%%%%%%%%%%%%%%%%%<text:line-break/>\begin{titlepage}<text:line-break/>\begin{center}<text:line-break/>{\LARGE \textsc{\labno:} \\ \vspace{4pt}}<text:line-break/><text:soft-page-break/>{\Large \textsc{\labtitle} \\ \vspace{4pt}} <text:line-break/>\rule[13pt]{\textwidth}{1pt} \\ \vspace{150pt}<text:line-break/>{\large By: \authorname \\ \vspace{10pt}<text:line-break/>Professor: \professor \\ \vspace{10pt}<text:line-break/>\today}<text:line-break/>\end{center}<text:line-break/><text:line-break/><text:line-break/><text:line-break/><text:line-break/>\end{titlepage}% END TITLE PAGE %%%%%%%%%%%%%%%%%%%%%%%%%%%%%%%%%%<text:line-break/>\newpage<text:line-break/>\tableofcontents<text:line-break/>\newpage<text:line-break/><text:line-break/><text:line-break/><text:line-break/>%%%%%%% THE WRITING STARTS HERE %%%%%%<text:line-break/>\section{Definition of the robot}<text:line-break/>\subsection{Property}<text:line-break/><text:line-break/>The first version of the TurtleBot was created in 2011 by Willow Garage society. The goal was to propose a low coast and powerful robot which can be use on ROS. It becomes a reference in education and researches. The idea was to use a derivation robot of an automatic vacuum due to the reliability.<text:line-break/><text:line-break/>The second and last version is like the first one but with some improvements :<text:line-break/><text:line-break/>\begin{enumerate}<text:line-break/><text:line-break/>\item {A better operating time (2-3 hours).}<text:line-break/>\item {More poverty to additional sensors.}<text:line-break/>\item {The recharging base which is one of the greater improvement.}<text:line-break/>\item {More precise encoder (11,7 ticks/mm, 25718,16 ticks/revolution).}<text:line-break/>\item {The width of wheels is larger than on the first one to cross 12mm obstacles.}<text:line-break/>\item {The gyroscope with a 100 degrees/second precision.}<text:line-break/>\item {A higher velocity with 65 cm/second.}<text:line-break/><text:line-break/>\end{enumerate}<text:line-break/><text:line-break/>\subsection{Components and usage}<text:line-break/>The TurtleBot has some include components :<text:line-break/><text:line-break/>\begin{figure}[H]<text:line-break/><text:tab/>\centering<text:line-break/><text:tab/>\includegraphics[height=8cm]{turtlebot-2-robot-mobile-ros.jpg}<text:line-break/><text:tab/>\caption{Components}<text:line-break/><text:tab/>\label{fig:Robot Components} <text:s text:c="3"/><text:line-break/>\end{figure}<text:line-break/><text:soft-page-break/><text:line-break/>\begin{enumerate}<text:line-break/><text:line-break/>\item {The Kobuki base.}<text:line-break/>\item {A USB cable.}<text:line-break/>\item {Some plates and structure components.}<text:line-break/>\item {The sensor ASUS Xtion Pro.}<text:line-break/>\item {A 2200 mAh Li-lon battery.}<text:line-break/>\item {Charger Li-lon.}<text:line-break/>\item {A netbook.}<text:line-break/><text:line-break/>\end{enumerate}<text:line-break/><text:line-break/>\begin{figure}[H]<text:line-break/><text:tab/>\centering<text:line-break/><text:tab/>\includegraphics[height=8cm]{Mobile-Robot-Kobuki.jpg}<text:line-break/><text:tab/>\caption{Kobuki Base}<text:line-break/><text:tab/>\label{fig:Robot Base} <text:s text:c="3"/><text:line-break/>\end{figure}<text:line-break/><text:line-break/>The Kobuki mobile base has 3 contact sensors (left,centre and right), an escarpment sensor to detect stairs, tables..., wheel sensors to detect if a wheel is in contact or not with the floor, an alimenting connector, 12 pins (4 analogical inputs, 4 numeric inputs and 4 numeric outputs), some speakers, LED and buttons all programmable, a Lithium battery and it can carry a load of 5 kg.<text:line-break/>\\<text:line-break/>The netbook characteristics are a screen of 11.6 inches, an Intel® Atom™ N2500 dual-core CPU @ 1.6 GHz processor, a memory of 2Go DDR3, an Intel® GMA3600, 400 MHz graphics card and a hard disk of 320 Go.<text:line-break/><text:line-break/><text:line-break/>\section{Working environment}<text:line-break/>\subsection{Context}<text:line-break/><text:line-break/>During this practice, we had to know every basics of ROS to program a robot in real time. For that, we work with the TurtleBot. Since we started the robotics module, we learned to use some elements (linux commands...) to make the link between computer and robot. Then, in a second time, we worked on python programs to give some movements to the TurtleBot by "launching them in the robot memory". \\Then, we started our program on a fake TurtleBot in a first time to avoid to crash the real one by a mistake. After that, we had to check the quality of our work directly on the true TurtleBot. <text:line-break/><text:line-break/>\subsection{Aim}<text:line-break/><text:line-break/>The goal of the project is to control the TurtleBot by some basic moves using our acquired knowledge.<text:line-break/><text:line-break/>%Pictures of the different moves (subject)<text:line-break/>The first move is the come-and-back which is a low level programming.<text:line-break/>\begin{figure}[H]<text:line-break/><text:tab/>\centering<text:line-break/><text:tab/>\includegraphics[height=8cm]{come-and-back.png}<text:line-break/><text:soft-page-break/><text:tab/>\caption{Come and Back movement}<text:line-break/><text:tab/>\label{fig: Come and Back movement} <text:s text:c="3"/><text:line-break/>\end{figure}<text:line-break/><text:line-break/>The second one is the same movement as previously using the odometry data.<text:line-break/>\begin{figure}[H]<text:line-break/><text:tab/>\centering<text:line-break/><text:tab/>\includegraphics[height=8cm]{come-and-back-switch.png}<text:line-break/><text:tab/>\caption{Come and Back movement using odometry}<text:line-break/><text:tab/>\label{fig: Come and Back movement using odometry} <text:s text:c="3"/><text:line-break/>\end{figure}<text:line-break/><text:line-break/><text:line-break/>The third movement is navigating a square using twist and odometry.<text:line-break/>\begin{figure}[H]<text:line-break/><text:tab/>\centering<text:line-break/><text:tab/>\includegraphics[height=8cm]{square.png}<text:line-break/><text:tab/>\caption{Square Movement}<text:line-break/><text:tab/>\label{fig: Square Movement} <text:s text:c="3"/><text:line-break/>\end{figure}<text:line-break/><text:line-break/><text:line-break/>The forth one is to follow a curve between a starting point and a target and navigation with path planing.<text:line-break/>\begin{figure}[H]<text:line-break/><text:tab/>\centering<text:line-break/><text:tab/>\includegraphics[height=8cm]{curve.png}<text:line-break/><text:tab/>\caption{Curve Movement}<text:line-break/><text:tab/>\label{fig: Curve Movement} <text:s text:c="3"/><text:line-break/>\end{figure}<text:line-break/><text:line-break/><text:line-break/><text:line-break/>\section{Challenges}<text:line-break/>\subsection{Twist}<text:line-break/><text:line-break/>The first main problem in this exercise was how to twist the TurtleBot in real time. For that, we had in a first time try to give it a rotation angle, for example 90 degrees, which is an angle easily recognizable. We saw quickly the problem, the describe angle was never 90 degrees, it was between 80 and 105 degrees. During the come-and-back demonstration, the move was great except the exact angle during the twist. This exercise demonstrated the fact that program a robot by giving it movement angle is not a good way if we want a precise result at the angle. Furthermore, it is useless to try to correct the angle by hand in the program because the describe angle will not be tow ti;es the same, it changed at every step.<text:line-break/><text:line-break/>\subsection{Odometry}<text:line-break/><text:line-break/>\subsection{Basic Moves}<text:line-break/><text:line-break/><text:soft-page-break/>\section{ROSification}<text:line-break/><text:line-break/>\subsection{}<text:line-break/><text:line-break/>\subsection{}<text:line-break/><text:line-break/>\end{document} % DONE WITH DOCUMENT!<text:line-break/><text:line-break/><text:line-break/>%https://www.generationrobots.com/fr/401271-turtlebot-2-robot-mobile-ro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07:59:59.982000000</meta:creation-date>
    <dc:date>2017-03-02T08:00:58.308000000</dc:date>
    <meta:editing-duration>PT1M3S</meta:editing-duration>
    <meta:editing-cycles>1</meta:editing-cycles>
    <meta:document-statistic meta:table-count="0" meta:image-count="0" meta:object-count="0" meta:page-count="5" meta:paragraph-count="1" meta:word-count="869" meta:character-count="6818" meta:non-whitespace-character-count="5811"/>
    <meta:generator>LibreOffice/4.4.5.2$Windows_x86 LibreOffice_project/a22f674fd25a3b6f45bdebf25400ed2adff0ff99</meta:generator>
  </office:meta>
</office:document-meta>
</file>